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Result" style:data-style-name="N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S.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0.000046" calcext:value-type="float">
                <text:p>0,000046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0.000044" calcext:value-type="float">
                <text:p>0,000044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0.000044" calcext:value-type="float">
                <text:p>0,00004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25.6666666666667" calcext:value-type="float">
            <text:p>26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25.6666666666667" calcext:value-type="float">
            <text:p>26</text:p>
          </table:table-cell>
          <table:table-cell/>
        </table:table-row>
      </table:table>
      <table:table table:name="ProductoEscalarP.100.2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598" calcext:value-type="float">
                <text:p>598</text:p>
              </table:table-cell>
              <table:table-cell office:value-type="float" office:value="0.000113" calcext:value-type="float">
                <text:p>0,000113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0.000027" calcext:value-type="float">
                <text:p>0,00002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0.000119" calcext:value-type="float">
                <text:p>0,00011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ce1" table:formula="of:=SUBTOTAL(1;[.$D$2:.$D$4])" office:value-type="float" office:value="247.333333333333" calcext:value-type="float">
            <text:p>24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1" table:formula="of:=SUBTOTAL(1;[.$D$2:.$D$4])" office:value-type="float" office:value="247.333333333333" calcext:value-type="float">
            <text:p>247</text:p>
          </table:table-cell>
          <table:table-cell/>
        </table:table-row>
      </table:table>
      <table:table table:name="ProductoEscalarP.100.3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5" calcext:value-type="float">
                <text:p>0,000075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0.000052" calcext:value-type="float">
                <text:p>0,000052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167" calcext:value-type="float">
                <text:p>167</text:p>
              </table:table-cell>
              <table:table-cell office:value-type="float" office:value="0.000168" calcext:value-type="float">
                <text:p>0,000168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ce1" table:formula="of:=SUBTOTAL(1;[.$D$2:.$D$4])" office:value-type="float" office:value="96.6666666666667" calcext:value-type="float">
            <text:p>9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1" table:formula="of:=SUBTOTAL(1;[.$D$2:.$D$4])" office:value-type="float" office:value="96.6666666666667" calcext:value-type="float">
            <text:p>97</text:p>
          </table:table-cell>
          <table:table-cell/>
        </table:table-row>
      </table:table>
      <table:table table:name="ProductoEscalarP.100.4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207" calcext:value-type="float">
                <text:p>207</text:p>
              </table:table-cell>
              <table:table-cell office:value-type="float" office:value="0.000209" calcext:value-type="float">
                <text:p>0,00020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0.000074" calcext:value-type="float">
                <text:p>0,000074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9" calcext:value-type="float">
                <text:p>0,0000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Result" table:formula="of:=SUBTOTAL(1;[.$D$2:.$D$4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.$D$2:.$D$4])" office:value-type="float" office:value="123" calcext:value-type="float">
            <text:p>123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9cm" svg:height="8.999cm" svg:x="0.578cm" svg:y="4.536cm">
            <draw:object draw:notify-on-update-of-ranges="Hoja5.A5:Hoja5.A5 Hoja5.B4:Hoja5.B4 Hoja5.D5:Hoja5.D5 Hoja5.B6:Hoja5.B6 Hoja5.D7:Hoja5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table:style-name="Default" office:value-type="string" calcext:value-type="string">
            <text:p>micro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47.333333333333" calcext:value-type="float">
                <text:p>24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6.6666666666667" calcext:value-type="float">
                <text:p>9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3" calcext:value-type="float">
                <text:p>123</text:p>
              </table:table-cell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55.666666666667" calcext:value-type="float">
              <text:p>156</text:p>
            </table:table-cell>
          </table:table-row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5.6666666666667" calcext:value-type="float">
                <text:p>26</text:p>
              </table:table-cell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25.6666666666667" calcext:value-type="float">
            <text:p>26</text:p>
          </table:table-cell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D$2:.$D$6])" office:value-type="float" office:value="123.166666666667" calcext:value-type="float">
            <text:p>123</text:p>
          </table:table-cell>
        </table:table-row>
      </table:table>
      <table:named-expressions/>
      <table:database-ranges>
        <table:database-range table:name="__Anonymous_DB__1" table:target-range-address="'ProductoEscalarS.100'.A1:'ProductoEscalarS.100'.D6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average"/>
            </table:subtotal-rule>
          </table:subtotal-rules>
        </table:database-range>
        <table:database-range table:name="__Anonymous_DB__2" table:target-range-address="Hoja5.A1:Hoja5.D8">
          <table:sort>
            <table:sort-by table:field-number="1" table:data-type="automatic"/>
          </table:sort>
          <table:subtotal-rules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  <table:database-range table:name="__Anonymous_Sheet_DB__4" table:target-range-address="Hoja5.A1:Hoja5.D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6:27:04.092379711</dc:date>
    <meta:editing-duration>PT50M55S</meta:editing-duration>
    <meta:editing-cycles>2</meta:editing-cycles>
    <meta:generator>LibreOffice/7.5.0.3$Linux_X86_64 LibreOffice_project/c21113d003cd3efa8c53188764377a8272d9d6de</meta:generator>
    <meta:document-statistic meta:table-count="5" meta:cell-count="1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Hoja5.A5:Hoja5.A5 Hoja5.B4:Hoja5.B4 Hoja5.D5:Hoja5.D5 Hoja5.B6:Hoja5.B6 Hoja5.D7:Hoja5.D7" chart:data-source-has-labels="both" svg:x="0.32cm" svg:y="0.18cm" svg:width="12.912cm" svg:height="8.64cm">
          <chart:coordinate-region svg:x="1.127cm" svg:y="0.379cm" svg:width="12.105cm" svg:height="8.242cm"/>
          <chart:axis chart:dimension="x" chart:name="primary-x" chart:style-name="ch4" chartooo:axis-type="auto">
            <chartooo:date-scale/>
            <chart:categories table:cell-range-address="Hoja5.A5:Hoja5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7:Hoja5.D7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string">
                <text:p>Secuencial</text:p>
                <draw:g>
                  <svg:desc>Hoja5.B6:Hoja5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text:list>
                  <text:list-item>
                    <text:p/>
                  </text:list-item>
                  <text:list-item>
                    <text:p>Paralela</text:p>
                  </text:list-item>
                </text:list>
                <draw:g>
                  <svg:desc>Hoja5.A5:Hoja5.A5</svg:desc>
                </draw:g>
              </table:table-cell>
              <table:table-cell office:value-type="float" office:value="155.666666666667">
                <text:p>155.666666666667</text:p>
                <draw:g>
                  <svg:desc>Hoja5.D5:Hoja5.D5</svg:desc>
                </draw:g>
              </table:table-cell>
              <table:table-cell office:value-type="float" office:value="25.6666666666667">
                <text:p>25.6666666666667</text:p>
                <draw:g>
                  <svg:desc>Hoja5.D7:Hoja5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